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7e335" officeooo:paragraph-rsid="0017e335"/>
    </style:style>
    <style:style style:name="P2" style:family="paragraph" style:parent-style-name="Standard">
      <style:text-properties officeooo:rsid="0017e335" officeooo:paragraph-rsid="003dc699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7e335" officeooo:paragraph-rsid="0017e335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1ac61" officeooo:paragraph-rsid="00220263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28c390" officeooo:paragraph-rsid="0028c390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246bc7" officeooo:paragraph-rsid="00246bc7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38a32e" officeooo:paragraph-rsid="0038a32e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4b86ad" officeooo:paragraph-rsid="004b86ad" fo:background-color="#1e1e1e" style:font-size-asian="10.5pt" style:font-size-complex="10.5pt"/>
    </style:style>
    <style:style style:name="P10" style:family="paragraph" style:parent-style-name="Standard">
      <style:text-properties fo:color="#ce9178" style:font-name="Droid Sans Mono" fo:font-size="10.5pt" fo:font-weight="normal" officeooo:rsid="0017e335" officeooo:paragraph-rsid="0017e335" fo:background-color="#1e1e1e"/>
    </style:style>
    <style:style style:name="P11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1d81a2" fo:background-color="#1e1e1e"/>
    </style:style>
    <style:style style:name="P13" style:family="paragraph" style:parent-style-name="Standard">
      <style:text-properties officeooo:rsid="0021ac61" officeooo:paragraph-rsid="0021ac61"/>
    </style:style>
    <style:style style:name="P14" style:family="paragraph" style:parent-style-name="Standard">
      <style:text-properties officeooo:rsid="0021ac61" officeooo:paragraph-rsid="00220263"/>
    </style:style>
    <style:style style:name="P15" style:family="paragraph" style:parent-style-name="Standard">
      <style:text-properties fo:color="#6a9955" style:font-name="Droid Sans Mono" fo:font-size="10.5pt" fo:font-weight="normal" officeooo:rsid="0021ac61" officeooo:paragraph-rsid="0021ac61" fo:background-color="#1e1e1e"/>
    </style:style>
    <style:style style:name="P16" style:family="paragraph" style:parent-style-name="Standard">
      <style:text-properties officeooo:rsid="0023c261" officeooo:paragraph-rsid="00220263"/>
    </style:style>
    <style:style style:name="P17" style:family="paragraph" style:parent-style-name="Standard">
      <style:text-properties officeooo:rsid="00246bc7" officeooo:paragraph-rsid="00246bc7"/>
    </style:style>
    <style:style style:name="P18" style:family="paragraph" style:parent-style-name="Standard">
      <style:text-properties officeooo:rsid="002808fb" officeooo:paragraph-rsid="002808fb"/>
    </style:style>
    <style:style style:name="P19" style:family="paragraph" style:parent-style-name="Standard">
      <style:text-properties officeooo:rsid="0028c390" officeooo:paragraph-rsid="0028c390"/>
    </style:style>
    <style:style style:name="P20" style:family="paragraph" style:parent-style-name="Standard">
      <style:text-properties officeooo:rsid="003265ee" officeooo:paragraph-rsid="003265ee"/>
    </style:style>
    <style:style style:name="P21" style:family="paragraph" style:parent-style-name="Standard">
      <style:text-properties officeooo:rsid="0038a32e" officeooo:paragraph-rsid="0038a32e"/>
    </style:style>
    <style:style style:name="P22" style:family="paragraph" style:parent-style-name="Standard">
      <style:text-properties officeooo:rsid="001dd4d2" officeooo:paragraph-rsid="00220263"/>
    </style:style>
    <style:style style:name="P23" style:family="paragraph" style:parent-style-name="Standard">
      <style:text-properties officeooo:rsid="003dc699" officeooo:paragraph-rsid="003dc699"/>
    </style:style>
    <style:style style:name="P24" style:family="paragraph" style:parent-style-name="Standard">
      <style:text-properties officeooo:rsid="003e4188" officeooo:paragraph-rsid="003e4188"/>
    </style:style>
    <style:style style:name="P25" style:family="paragraph" style:parent-style-name="Standard">
      <style:text-properties officeooo:rsid="00415d15" officeooo:paragraph-rsid="00415d15"/>
    </style:style>
    <style:style style:name="P26" style:family="paragraph" style:parent-style-name="Standard">
      <style:text-properties officeooo:rsid="0041e4d9" officeooo:paragraph-rsid="0041e4d9"/>
    </style:style>
    <style:style style:name="P27" style:family="paragraph" style:parent-style-name="Standard">
      <style:text-properties officeooo:rsid="00440bde" officeooo:paragraph-rsid="00440bde"/>
    </style:style>
    <style:style style:name="P28" style:family="paragraph" style:parent-style-name="Standard">
      <style:text-properties officeooo:rsid="00440bde" officeooo:paragraph-rsid="0049ac56"/>
    </style:style>
    <style:style style:name="P29" style:family="paragraph" style:parent-style-name="Standard">
      <style:text-properties fo:font-variant="normal" fo:text-transform="none" fo:color="#222222" fo:letter-spacing="normal" officeooo:rsid="00440bde" officeooo:paragraph-rsid="0049ac56"/>
    </style:style>
    <style:style style:name="P30" style:family="paragraph" style:parent-style-name="Standard">
      <style:text-properties officeooo:rsid="00457792" officeooo:paragraph-rsid="00457792"/>
    </style:style>
    <style:style style:name="P31" style:family="paragraph" style:parent-style-name="Standard">
      <style:text-properties officeooo:rsid="0049ac56" officeooo:paragraph-rsid="0049ac56"/>
    </style:style>
    <style:style style:name="P32" style:family="paragraph" style:parent-style-name="Standard">
      <style:text-properties officeooo:rsid="004b86ad" officeooo:paragraph-rsid="004b86ad" fo:background-color="transparent"/>
    </style:style>
    <style:style style:name="P33" style:family="paragraph" style:parent-style-name="Standard">
      <style:paragraph-properties style:line-height-at-least="0.503cm"/>
      <style:text-properties officeooo:rsid="004b86ad" fo:background-color="transparent"/>
    </style:style>
    <style:style style:name="P34" style:family="paragraph" style:parent-style-name="Standard">
      <style:text-properties officeooo:rsid="004fe316" officeooo:paragraph-rsid="004fe316" fo:background-color="transparent"/>
    </style:style>
    <style:style style:name="P35" style:family="paragraph" style:parent-style-name="Standard">
      <style:text-properties officeooo:rsid="004fe316" officeooo:paragraph-rsid="0051d22a" fo:background-color="transparent"/>
    </style:style>
    <style:style style:name="P3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8c390" officeooo:paragraph-rsid="0028c390"/>
    </style:style>
    <style:style style:name="P37" style:family="paragraph" style:parent-style-name="Preformatted_20_Text">
      <style:text-properties officeooo:rsid="003e4188" officeooo:paragraph-rsid="003e4188"/>
    </style:style>
    <style:style style:name="P38" style:family="paragraph" style:parent-style-name="Preformatted_20_Text">
      <style:text-properties officeooo:rsid="0028c390" officeooo:paragraph-rsid="0028c390"/>
    </style:style>
    <style:style style:name="P39" style:family="paragraph" style:parent-style-name="Preformatted_20_Text">
      <style:text-properties officeooo:rsid="00415d15" officeooo:paragraph-rsid="00415d15"/>
    </style:style>
    <style:style style:name="P40" style:family="paragraph" style:parent-style-name="Preformatted_20_Text">
      <style:text-properties officeooo:rsid="0041e4d9" officeooo:paragraph-rsid="0041e4d9"/>
    </style:style>
    <style:style style:name="P41" style:family="paragraph" style:parent-style-name="Preformatted_20_Text">
      <style:text-properties officeooo:rsid="0041e4d9" officeooo:paragraph-rsid="004740bd"/>
    </style:style>
    <style:style style:name="P42" style:family="paragraph" style:parent-style-name="Preformatted_20_Text">
      <style:text-properties officeooo:rsid="00440bde" officeooo:paragraph-rsid="00440bde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/>
    </style:style>
    <style:style style:name="P44" style:family="paragraph" style:parent-style-name="Preformatted_20_Text">
      <style:paragraph-properties fo:margin-top="0cm" fo:margin-bottom="0cm" loext:contextual-spacing="false" style:line-height-at-least="0.582cm" fo:orphans="2" fo:widows="2"/>
    </style:style>
    <style:style style:name="P45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4b86ad" officeooo:paragraph-rsid="004b86ad" fo:background-color="transparent" style:font-size-asian="12pt" style:font-size-complex="12pt"/>
    </style:style>
    <style:style style:name="P46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440bde" officeooo:paragraph-rsid="004b86ad" fo:background-color="transparent" style:font-size-asian="12pt" style:font-size-complex="12pt"/>
    </style:style>
    <style:style style:name="P47" style:family="paragraph" style:parent-style-name="Standard">
      <style:paragraph-properties style:line-height-at-least="0.503cm"/>
      <style:text-properties fo:font-variant="normal" fo:text-transform="none" fo:color="#222222" style:font-name="Tahoma" fo:font-size="9pt" fo:letter-spacing="normal" fo:font-style="normal" fo:font-weight="normal" officeooo:rsid="00440bde" officeooo:paragraph-rsid="0057885e" fo:background-color="transparent" style:font-size-asian="12pt" style:font-size-complex="12pt"/>
    </style:style>
    <style:style style:name="P48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4fe316" officeooo:paragraph-rsid="004fe316" fo:background-color="transparent" style:font-size-asian="12pt" style:font-size-complex="12pt"/>
    </style:style>
    <style:style style:name="P49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4fe316" officeooo:paragraph-rsid="0051d22a" fo:background-color="transparent" style:font-size-asian="12pt" style:font-size-complex="12pt"/>
    </style:style>
    <style:style style:name="P50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51d22a" officeooo:paragraph-rsid="0051d22a" fo:background-color="transparent" style:font-size-asian="12pt" style:font-size-complex="12pt"/>
    </style:style>
    <style:style style:name="P51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51d22a" officeooo:paragraph-rsid="0053e7c2" fo:background-color="transparent" style:font-size-asian="12pt" style:font-size-complex="12pt"/>
    </style:style>
    <style:style style:name="P52" style:family="paragraph" style:parent-style-name="Standard">
      <style:text-properties fo:font-variant="normal" fo:text-transform="none" fo:color="#222222" style:font-name="Tahoma" fo:font-size="9pt" fo:letter-spacing="normal" fo:font-style="normal" fo:font-weight="normal" officeooo:rsid="00440bde" officeooo:paragraph-rsid="004b86ad" fo:background-color="#1e1e1e" style:font-size-asian="12pt" style:font-size-complex="12pt"/>
    </style:style>
    <style:style style:name="P53" style:family="paragraph" style:parent-style-name="Standard">
      <style:paragraph-properties style:line-height-at-least="0.503cm"/>
      <style:text-properties fo:font-variant="normal" fo:text-transform="none" fo:color="#222222" style:font-name="Tahoma" fo:font-size="12pt" fo:letter-spacing="normal" fo:font-style="normal" fo:font-weight="normal" officeooo:rsid="0017e335" officeooo:paragraph-rsid="005d4013" fo:background-color="transparent" style:font-size-asian="12pt" style:font-size-complex="12pt"/>
    </style:style>
    <style:style style:name="P54" style:family="paragraph" style:parent-style-name="Standard">
      <style:text-properties fo:font-variant="normal" fo:text-transform="none" fo:color="#222222" style:font-name="Ubuntu Mono" fo:font-size="12pt" fo:letter-spacing="normal" fo:font-style="normal" fo:font-weight="normal" officeooo:rsid="004e9913" officeooo:paragraph-rsid="004e9913" fo:background-color="transparent" style:font-size-asian="10.5pt" style:font-size-complex="12pt"/>
    </style:style>
    <style:style style:name="P55" style:family="paragraph" style:parent-style-name="Standard">
      <style:paragraph-properties style:line-height-at-least="0.503cm"/>
      <style:text-properties officeooo:rsid="0057885e" officeooo:paragraph-rsid="0057885e" fo:background-color="transparent"/>
    </style:style>
    <style:style style:name="P56" style:family="paragraph" style:parent-style-name="Standard">
      <style:paragraph-properties style:line-height-at-least="0.503cm"/>
      <style:text-properties officeooo:rsid="005b6229" officeooo:paragraph-rsid="005b6229" fo:background-color="transparen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officeooo:rsid="001942cd"/>
    </style:style>
    <style:style style:name="T4" style:family="text">
      <style:text-properties fo:color="#ce9178"/>
    </style:style>
    <style:style style:name="T5" style:family="text">
      <style:text-properties officeooo:rsid="001dd4d2"/>
    </style:style>
    <style:style style:name="T6" style:family="text">
      <style:text-properties officeooo:rsid="001f82a5"/>
    </style:style>
    <style:style style:name="T7" style:family="text">
      <style:text-properties officeooo:rsid="0021bb59"/>
    </style:style>
    <style:style style:name="T8" style:family="text">
      <style:text-properties fo:color="#4ec9b0"/>
    </style:style>
    <style:style style:name="T9" style:family="text">
      <style:text-properties fo:color="#dcdcaa"/>
    </style:style>
    <style:style style:name="T10" style:family="text">
      <style:text-properties fo:color="#9cdcfe"/>
    </style:style>
    <style:style style:name="T11" style:family="text">
      <style:text-properties fo:color="#c586c0"/>
    </style:style>
    <style:style style:name="T12" style:family="text">
      <style:text-properties fo:color="#b5cea8"/>
    </style:style>
    <style:style style:name="T13" style:family="text">
      <style:text-properties officeooo:rsid="0023c261"/>
    </style:style>
    <style:style style:name="T14" style:family="text">
      <style:text-properties officeooo:rsid="00262121"/>
    </style:style>
    <style:style style:name="T15" style:family="text">
      <style:text-properties officeooo:rsid="00304875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officeooo:rsid="0036e9e8"/>
    </style:style>
    <style:style style:name="T18" style:family="text">
      <style:text-properties fo:color="#d7ba7d"/>
    </style:style>
    <style:style style:name="T19" style:family="text">
      <style:text-properties officeooo:rsid="002808fb" fo:background-color="transparent" loext:char-shading-value="0"/>
    </style:style>
    <style:style style:name="T20" style:family="text">
      <style:text-properties officeooo:rsid="003dc699"/>
    </style:style>
    <style:style style:name="T21" style:family="text">
      <style:text-properties fo:font-variant="normal" fo:text-transform="none" fo:color="#3a3a3a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3a3a3a" fo:font-size="10.5pt" fo:letter-spacing="normal" fo:font-style="normal" fo:font-weight="normal" officeooo:rsid="00414094" fo:background-color="transparent" loext:char-shading-value="0" loext:padding="0cm" loext:border="none"/>
    </style:style>
    <style:style style:name="T23" style:family="text">
      <style:text-properties fo:font-variant="normal" fo:text-transform="none" fo:color="#3a3a3a" fo:font-size="10.5pt" fo:letter-spacing="normal" fo:font-style="normal" fo:font-weight="normal" officeooo:rsid="00457792" fo:background-color="transparent" loext:char-shading-value="0" loext:padding="0cm" loext:border="none"/>
    </style:style>
    <style:style style:name="T24" style:family="text">
      <style:text-properties fo:font-variant="normal" fo:text-transform="none" fo:color="#3a3a3a" fo:letter-spacing="normal" fo:background-color="transparent" loext:char-shading-value="0" loext:padding="0cm" loext:border="none"/>
    </style:style>
    <style:style style:name="T25" style:family="text">
      <style:text-properties fo:font-variant="normal" fo:text-transform="none" fo:color="#e94849" fo:font-size="10.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222222" style:font-name="Tahoma" fo:font-size="9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222222" style:font-name="Tahoma" fo:font-size="9pt" fo:letter-spacing="normal" fo:font-style="normal" fo:font-weight="normal" officeooo:rsid="00440bde" style:font-size-asian="12pt" style:font-size-complex="12pt"/>
    </style:style>
    <style:style style:name="T28" style:family="text">
      <style:text-properties fo:font-variant="normal" fo:text-transform="none" fo:color="#222222" style:font-name="Tahoma" fo:font-size="9pt" fo:letter-spacing="normal" fo:font-style="normal" fo:font-weight="normal" officeooo:rsid="0051d22a" style:font-size-asian="12pt" style:font-size-complex="12pt"/>
    </style:style>
    <style:style style:name="T29" style:family="text">
      <style:text-properties fo:font-variant="normal" fo:text-transform="none" fo:color="#222222" style:font-name="Tahoma" fo:font-size="9pt" fo:letter-spacing="normal" fo:font-style="normal" fo:font-weight="normal" officeooo:rsid="0054d8c9" style:font-size-asian="12pt" style:font-size-complex="12pt"/>
    </style:style>
    <style:style style:name="T30" style:family="text">
      <style:text-properties fo:font-variant="normal" fo:text-transform="none" fo:color="#222222" style:font-name="Tahoma" fo:font-size="9pt" fo:letter-spacing="normal" fo:font-style="normal" fo:font-weight="normal" officeooo:rsid="0055e0b5" style:font-size-asian="12pt" style:font-size-complex="12pt"/>
    </style:style>
    <style:style style:name="T31" style:family="text">
      <style:text-properties fo:font-variant="normal" fo:text-transform="none" fo:color="#222222" style:font-name="Tahoma" fo:font-size="9pt" fo:letter-spacing="normal" fo:font-style="normal" fo:font-weight="normal" officeooo:rsid="00584428" style:font-size-asian="12pt" style:font-size-complex="12pt"/>
    </style:style>
    <style:style style:name="T32" style:family="text">
      <style:text-properties fo:font-variant="normal" fo:text-transform="none" style:font-name="Tahoma" fo:letter-spacing="normal" fo:font-style="normal" officeooo:rsid="00440bde"/>
    </style:style>
    <style:style style:name="T33" style:family="text">
      <style:text-properties fo:font-variant="normal" fo:text-transform="none" fo:color="#9cdcfe" style:font-name="Tahoma" fo:letter-spacing="normal" fo:font-style="normal" officeooo:rsid="00440bde"/>
    </style:style>
    <style:style style:name="T34" style:family="text">
      <style:text-properties style:font-name="Tahoma" fo:font-size="9pt" fo:font-style="normal" fo:font-weight="normal"/>
    </style:style>
    <style:style style:name="T35" style:family="text">
      <style:text-properties officeooo:rsid="003e4188" fo:background-color="#fff200" loext:char-shading-value="0"/>
    </style:style>
    <style:style style:name="T36" style:family="text">
      <style:text-properties fo:font-size="12pt" fo:background-color="#fff200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2018/08/28)</text:p>
      <text:p text:style-name="P1">1. project level description 구현</text:p>
      <text:p text:style-name="P1"/>
      <text:p text:style-name="P1">말 그대로, </text:p>
      <text:p text:style-name="P1">- 프로젝트 자체를 설명하는 텍스트를 descriptor.txt 로부터 읽고, (researcher/views.py 수정)</text:p>
      <text:p text:style-name="P1">- 이를 따로 DB에 저장하여, (researcher/models.py 의 ResearcherPrj 에 추가)</text:p>
      <text:p text:style-name="P1">- 나중에 project 페이지의 상단에 보여주는 것이다. </text:p>
      <text:p text:style-name="P1"/>
      <text:p text:style-name="P1">===&gt; 이러지 말고, 애초에 프로젝트 생성 시 개요를 textfield로 입력 받는데 그걸 쓰면 되지 않을까? OK.</text:p>
      <text:p text:style-name="P1"/>
      <text:p text:style-name="P1">그렇다면,</text:p>
      <text:p text:style-name="P1">- project 페이지의 상단에 project description (ResearcherPrj.comment) 를 보여준다. == researcher/experiments.html 수정</text:p>
      <text:p text:style-name="P4"><text:span text:style-name="T1">&lt;</text:span><text:span text:style-name="T2">h2</text:span><text:span text:style-name="T1">&gt;</text:span>{{project.comment}}<text:span text:style-name="T1">&lt;/</text:span><text:span text:style-name="T2">h2</text:span><text:span text:style-name="T1">&gt;</text:span></text:p>
      <text:p text:style-name="P1">한 줄 추가로 구현 완료.</text:p>
      <text:p text:style-name="P1"/>
      <text:p text:style-name="P1">+ 추가로 알게 된 것은, <text:span text:style-name="T3">XMLHttpRequest 이용해서 js 파일에서 서버로 보낼 때 callback 함수를 이용하면 고정된 시간(1초) 동안 서버의 데이터베이스가 처리하기를 기다리는 것을 하지 않고, 서버가 정상적으로 수행 (200 코드) 했음을 확인한 후에 리다이렉팅 할 수 있다. (당연히, 서버가 처리하기 전에 리다이렉팅하면 에러가 발생한다. Researcher 뿐만 아니라 game 앱에 있는 실험들도 다 이렇게 바꾸어야 겠다.</text:span></text:p>
      <text:p text:style-name="P1"/>
      <text:p text:style-name="P10">xhr.onreadystatechange = function () {</text:p>
      <text:p text:style-name="P11"><text:tab/>if (xhr.readyState == XMLHttpRequest.DONE &amp;&amp; xhr.status == 200) {</text:p>
      <text:p text:style-name="P3"><text:span text:style-name="T4"><text:tab/><text:tab/>window.location.replace('/researcher/"</text:span> + researcher_name + <text:span text:style-name="T4">"/"</text:span> + prj_name + <text:span text:style-name="T4">"/"</text:span> + exp_name + <text:span text:style-name="T4">"/result');</text:span></text:p>
      <text:p text:style-name="P12"><text:tab/>}</text:p>
      <text:p text:style-name="P12">};</text:p>
      <text:p text:style-name="P1"/>
      <text:p text:style-name="P1">요런 느낌이다.</text:p>
      <text:p text:style-name="P1"/>
      <text:p text:style-name="P1"/>
      <text:p text:style-name="P1">2. <text:span text:style-name="T5">Checkbox (실험 수행 여부)</text:span></text:p>
      <text:p text:style-name="P1"/>
      <text:p text:style-name="P13">구상은 다음과 같다.</text:p>
      <text:p text:style-name="P1">- 장고 템플릿 언어를 이용하여 <text:span text:style-name="T6">{% if project.done %} &lt;img src=”yes”/&gt; {% endif %} 이런식으로 체크 박스 구현</text:span></text:p>
      <text:p text:style-name="P1">- 점수야 뭐… <text:span text:style-name="T6">{% if project.done %} {{ project.accuracy }} {% endif %} balloon 은 어차피 accuracy가 없기 때문에 안 보일 것임.</text:span></text:p>
      <text:p text:style-name="P1">- <text:span text:style-name="T6">5min 이거는 걍 {{project.playtime}}</text:span></text:p>
      <text:p text:style-name="P1"/>
      <text:p text:style-name="P13">문제가 발생했다. </text:p>
      <text:p text:style-name="P13"/>
      <text:p text:style-name="P13"><text:soft-page-break/>데이터베이스에서 ResearcherExpScore 를 filter로 쿼리하고, 그 리스트의 길이가 0이라면 해당 유저는 이 실험을 수행하지 않은 것이고 그렇지 않다면 수행한 것이다. 이건 아주 간단하다.</text:p>
      <text:p text:style-name="P13"/>
      <text:p text:style-name="P13">그런데, 장고 템플릿 언어 (참 말썽이다) 에서 이것을 확인하는 것이 힘들다. 예를 들어 위와 같은 과정을 거친 뒤 done 리스트를 만들었다고 하자. Exp1 exp2 exp3 가 존재하고 done = [True, False, False] 인 것이다. 이 때 파이썬을 사용하면</text:p>
      <text:p text:style-name="P13"/>
      <text:p text:style-name="P13">for idx, exp in enumerate(experiments):</text:p>
      <text:p text:style-name="P13"><text:tab/>print(done[idx])</text:p>
      <text:p text:style-name="P13"><text:tab/>print(exp)</text:p>
      <text:p text:style-name="P13"/>
      <text:p text:style-name="P13">위처럼 구현할 수 있으나, 장고 템플릿 언어에서는 이것이 불가능해 보인다. (확실치는 않다.)</text:p>
      <text:p text:style-name="P13"/>
      <text:p text:style-name="P13">내가 이 문제를 해결한 방법은, “뷰에서 따로 클래스를 만들고 이것이 experiment 와 done 필드를 가지도록 한다. 그들의 리스트를 만들어 템플릿에 전달”한 것이다. 이 방법이 최적일지는 의문이다. 다른 방법으로는 <text:span text:style-name="T7">ResearcherExpScore 에 is_done 필드를 추가할까 생각해 보기도 했으나 여러 피험자가 같은 실험을 동시에 실행할 경우 Race Condition이 발생할 수도 있기에 좋은 설계가 아니라 판단했다.</text:span></text:p>
      <text:p text:style-name="P13"/>
      <text:p text:style-name="P13">코드:</text:p>
      <text:p text:style-name="P15"># add booleans (T/F) denote that each project is done by this user.</text:p>
      <text:p text:style-name="P3">done = []</text:p>
      <text:p text:style-name="P3"><text:span text:style-name="T2">class</text:span> <text:span text:style-name="T8">exp</text:span>:</text:p>
      <text:p text:style-name="P3"><text:span text:style-name="T2"><text:tab/>def</text:span> <text:span text:style-name="T9">__init__</text:span>(<text:span text:style-name="T10">self</text:span>, <text:span text:style-name="T10">experiment</text:span>, <text:span text:style-name="T10">user</text:span>):</text:p>
      <text:p text:style-name="P3"><text:tab/><text:tab/>scores = ResearcherExpScore.objects.filter(<text:span text:style-name="T10">exp</text:span>=experiment, <text:span text:style-name="T10">user</text:span>=user)</text:p>
      <text:p text:style-name="P3"><text:span text:style-name="T11"><text:tab/><text:tab/>if</text:span> <text:span text:style-name="T9">len</text:span>(scores) == <text:span text:style-name="T12">0</text:span>:</text:p>
      <text:p text:style-name="P3"><text:span text:style-name="T2"><text:tab/><text:tab/><text:tab/>self</text:span>.done = <text:span text:style-name="T2">False</text:span></text:p>
      <text:p text:style-name="P3"><text:span text:style-name="T11"><text:tab/><text:tab/>else</text:span>:</text:p>
      <text:p text:style-name="P3"><text:span text:style-name="T2"><text:tab/><text:tab/><text:tab/>self</text:span>.done = <text:span text:style-name="T2">True</text:span></text:p>
      <text:p text:style-name="P3"><text:span text:style-name="T2"><text:tab/><text:tab/>self</text:span>.experiment = experiment</text:p>
      <text:p text:style-name="P3">experiments = [exp(experiment, this_user) <text:span text:style-name="T11">for</text:span> experiment <text:span text:style-name="T2">in</text:span> experiments]</text:p>
      <text:p text:style-name="P13"/>
      <text:p text:style-name="P14">3. <text:span text:style-name="T5">점수(accuracy) - balloon의 경우 제외</text:span></text:p>
      <text:p text:style-name="P14">2번에서 해결한 방법을 그대로 확장하여 이 문제를 해결할 수 있다.</text:p>
      <text:p text:style-name="P14">아래의 한 줄만 추가하자.</text:p>
      <text:p text:style-name="P5"><text:span text:style-name="T2">self</text:span>.accuracy = scores[<text:span text:style-name="T12">0</text:span>].accuracy</text:p>
      <text:p text:style-name="P14"/>
      <text:p text:style-name="P22">4. 몇 분 걸리는 지 (이건 descriptor로부터 받아야 됨 ‘balloon_exp:풍선 실험 입니다.:5’ 이런 식으로.)</text:p>
      <text:p text:style-name="P14">일단, <text:span text:style-name="T13">descriptor를 파싱하는 함수를 수정하여 위의 사항을 반영하도록 만들자.</text:span></text:p>
      <text:p text:style-name="P16"/>
      <text:p text:style-name="P16">그리고나서 descriptor 에 몇 분 걸리는지를 추가하자.</text:p>
      <text:p text:style-name="P16"/>
      <text:p text:style-name="P17">OK. <text:s/>쉽다.</text:p>
      <text:p text:style-name="P17"/>
      <text:p text:style-name="P17"><text:soft-page-break/>5. <text:span text:style-name="T16">Progress Bar 추가</text:span></text:p>
      <text:p text:style-name="P17">이건 아마도 <text:span text:style-name="T14">Bootstrap을 봐야 할 듯?</text:span></text:p>
      <text:p text:style-name="P17"><text:a xlink:type="simple" xlink:href="https://www.w3schools.com/bootstrap/bootstrap_progressbars.asp" text:style-name="Internet_20_link" text:visited-style-name="Visited_20_Internet_20_Link">https://www.w3schools.com/bootstrap/bootstrap_progressbars.asp</text:a></text:p>
      <text:p text:style-name="P20">역시 갓갓. 위의 링크를 보고 간단히 해결했다. 뷰에서는 다음과 같은 로직으로 퍼센트를 구했다.</text:p>
      <text:p text:style-name="P7">done = [exp.done <text:span text:style-name="T11">for</text:span> exp <text:span text:style-name="T2">in</text:span> experiments]</text:p>
      <text:p text:style-name="P3">done_true = [i <text:span text:style-name="T11">for</text:span> i <text:span text:style-name="T2">in</text:span> done <text:span text:style-name="T11">if</text:span> i]</text:p>
      <text:p text:style-name="P3"><text:span text:style-name="T11">try</text:span>:</text:p>
      <text:p text:style-name="P3"><text:tab/>done_percent = <text:span text:style-name="T8">int</text:span>(<text:span text:style-name="T9">len</text:span>(done_true)/<text:span text:style-name="T9">len</text:span>(done)*<text:span text:style-name="T12">100</text:span>)</text:p>
      <text:p text:style-name="P3"><text:span text:style-name="T11">except</text:span>:</text:p>
      <text:p text:style-name="P3"><text:tab/>done_percent = <text:span text:style-name="T12">0</text:span></text:p>
      <text:p text:style-name="P17"/>
      <text:p text:style-name="P17">6. <text:span text:style-name="T19">Background Image 커스터마이즈 기능</text:span></text:p>
      <text:p text:style-name="P18">css에 장고 템플릿 언어를 사용할 수가 있나? → 아 가능했던 걸로 기억함. </text:p>
      <text:p text:style-name="P19">Background-image: url(“/researcher~~~ </text:p>
      <text:p text:style-name="P19">이런 느낌?</text:p>
      <text:p text:style-name="P19"/>
      <text:p text:style-name="P19">로고를 추가한 것과 같은 로직으로, 프로젝트 폴더 (<text:span text:style-name="T17">descriptor.txt가 있는 곳) 에 bacground.jpg를 추가하면 되게 하자.</text:span></text:p>
      <text:p text:style-name="P19"/>
      <text:p text:style-name="P21">배경을 바둑판 배열처럼 하지 않고 꽉 차게 하는 CSS 는 다음의 링크를 참고하였다.</text:p>
      <text:p text:style-name="P21"><text:a xlink:type="simple" xlink:href="http://knulab.com/archives/1185" text:style-name="Internet_20_link" text:visited-style-name="Visited_20_Internet_20_Link">http://knulab.com/archives/1185</text:a></text:p>
      <text:p text:style-name="P21"/>
      <text:p text:style-name="P8"><text:span text:style-name="T18">body</text:span> {</text:p>
      <text:p text:style-name="P3"><text:span text:style-name="T10">background-image</text:span>: <text:span text:style-name="T9">url</text:span>(<text:span text:style-name="T4">"/upload_files/{{researcher_name}}/{{prj_name}}/background.jpg"</text:span>);</text:p>
      <text:p text:style-name="P3"><text:span text:style-name="T10">background-repeat</text:span>: <text:span text:style-name="T4">no-repeat</text:span>;</text:p>
      <text:p text:style-name="P3"><text:span text:style-name="T10">background-size</text:span>: <text:span text:style-name="T4">cover</text:span>;</text:p>
      <text:p text:style-name="P3">}</text:p>
      <text:p text:style-name="P21"/>
      <text:p text:style-name="P21">해결하였다.</text:p>
      <text:p text:style-name="P21"/>
      <text:p text:style-name="P19">7. ‘_’ → ‘ ‘</text:p>
      <text:p text:style-name="P19">언더바를 스페이스 바로 바꾸어서 보여준다. 이것도 2번으로 해결한 셈이다.</text:p>
      <text:p text:style-name="P6"><text:span text:style-name="T2">self</text:span>.exp_name = experiment.exp_name.replace(<text:span text:style-name="T4">'_'</text:span>, <text:span text:style-name="T4">' '</text:span>)</text:p>
      <text:p text:style-name="P19"/>
      <text:p text:style-name="P19">한 줄 추가로 해결.</text:p>
      <text:p text:style-name="P19"/>
      <text:p text:style-name="P19">+ <text:span text:style-name="T15">researcher/forms.py 에 UploadFileForm 에 help_text를 넣었다. 아주 간단하다.</text:span></text:p>
      <text:p text:style-name="P19"/>
      <text:p text:style-name="P36">오늘은 끝. 모두 해결.</text:p>
      <text:p text:style-name="P19"/>
      <text:p text:style-name="P19"/>
      <text:p text:style-name="P19"/>
      <text:p text:style-name="P2"><text:soft-page-break/>(2018/08/2<text:span text:style-name="T20">9</text:span>)</text:p>
      <text:p text:style-name="P23">어제 한 것을 가지고 교수님에게 보고하고, 새로운 요구사항을 받아왔다. 요약하면</text:p>
      <text:p text:style-name="P23">1. 로그인이건 회원가입이건 ID / PW 로 통일</text:p>
      <text:p text:style-name="P23">2. DB에 ID 가 없으면 자동으로 회원가입 로직 시작</text:p>
      <text:p text:style-name="P23">3. 이메일, 성별, 사는 지역(구 까지), 나이 를 입력 받는다.</text:p>
      <text:p text:style-name="P23">4. <text:s/>이용 약관을 보여주고, 동의를 누르도록 한다. (미성년자가 아닐 경우 이 때 계정을 active 로 만들어준다.)</text:p>
      <text:p text:style-name="P23">4-2. 이 때, 미성년자일 경우 이용 약관 아래에 부모님 이메일을 입력하도록 한다. 이들은 이메일 인증까지 마쳐야 계정을 active로 바꿔준다.</text:p>
      <text:p text:style-name="P23"/>
      <text:p text:style-name="P23">뭔가 할 게 많아 보여서 일단 보류.</text:p>
      <text:p text:style-name="P23"/>
      <text:p text:style-name="P23">오늘 할 일</text:p>
      <text:p text:style-name="P23">1. 데이터베이스를 PostgreSQL로 로컬 / 프러덕션 환경을 통일하자.</text:p>
      <text:p text:style-name="P23">- 장고 전문가들이 PostgreSQL을 추천</text:p>
      <text:p text:style-name="P23">- 로컬과 프러덕션에서 데이터베이스가 다르다보니 (로컬 – SQLite3 / 프러덕션 – MySQL) 마이그레이션 문제가 발생한다. 실제로 전문가들도 데이터베이스를 통일하라고 함.</text:p>
      <text:p text:style-name="P23"/>
      <text:p text:style-name="P23">2. local_settings,py / production_settings.py 를 따로 만들고 version control 하자.</text:p>
      <text:p text:style-name="P23">- 따로 관리하려고 하니까 귀찮아 죽겠음.</text:p>
      <text:p text:style-name="P23">- 패스워드나 시크릿 키 같은 중요한 정보는 환경변수로 빼야 한다.</text:p>
      <text:p text:style-name="P23"/>
      <text:p text:style-name="P23">시작하자.</text:p>
      <text:p text:style-name="P23"/>
      <text:p text:style-name="P23">1. <text:span text:style-name="T35">MySQL → PostgreSQL</text:span></text:p>
      <text:p text:style-name="P23"><text:a xlink:type="simple" xlink:href="https://www.digitalocean.com/community/tutorials/how-to-use-postgresql-with-your-django-application-on-ubuntu-14-04" text:style-name="Internet_20_link" text:visited-style-name="Visited_20_Internet_20_Link">https://www.digitalocean.com/community/tutorials/how-to-use-postgresql-with-your-django-application-on-ubuntu-14-04</text:a></text:p>
      <text:p text:style-name="P24">위 링크를 참조하자.</text:p>
      <text:p text:style-name="P24"/>
      <text:p text:style-name="P24">PostgreSQL 설치:</text:p>
      <text:p text:style-name="P37"><text:span text:style-name="Source_20_Text"><text:span text:style-name="T21">sudo apt-get update</text:span></text:span></text:p>
      <text:p text:style-name="P44"><text:span text:style-name="Source_20_Text"><text:span text:style-name="T21">sudo apt-get install python-pip python-dev libpq-dev postgresql postgresql-contrib</text:span></text:span></text:p>
      <text:p text:style-name="P24"/>
      <text:p text:style-name="P24">PostgreSQL 접근:</text:p>
      <text:p text:style-name="P37"><text:span text:style-name="Source_20_Text"><text:span text:style-name="T21">sudo su – postgres</text:span></text:span></text:p>
      <text:p text:style-name="P37"><text:span text:style-name="Source_20_Text"><text:span text:style-name="T21"/></text:span></text:p>
      <text:p text:style-name="P37"><text:span text:style-name="Source_20_Text"><text:span text:style-name="T21">psql</text:span></text:span></text:p>
      <text:p text:style-name="Text_20_body"><text:line-break/>데이터베이스 생성:</text:p>
      <text:p text:style-name="P43"><text:span text:style-name="Source_20_Text"><text:span text:style-name="T21">CREATE DATABASE </text:span></text:span><text:span text:style-name="Source_20_Text"><text:span text:style-name="T25">myproject</text:span></text:span><text:span text:style-name="Source_20_Text"><text:span text:style-name="T21">;</text:span></text:span></text:p>
      <text:p text:style-name="Text_20_body"/>
      <text:p text:style-name="Text_20_body"><text:soft-page-break/>데이터베이스에 접근할 유저 생성:</text:p>
      <text:p text:style-name="P43"><text:span text:style-name="Source_20_Text"><text:span text:style-name="T21">CREATE USER </text:span></text:span><text:span text:style-name="Source_20_Text"><text:span text:style-name="T25">myprojectuser</text:span></text:span><text:span text:style-name="Source_20_Text"><text:span text:style-name="T21"> WITH PASSWORD '</text:span></text:span><text:span text:style-name="Source_20_Text"><text:span text:style-name="T25">password</text:span></text:span><text:span text:style-name="Source_20_Text"><text:span text:style-name="T21">';</text:span></text:span></text:p>
      <text:p text:style-name="Text_20_body"/>
      <text:p text:style-name="P19">생성한 유저 설정 변경:</text:p>
      <text:p text:style-name="P19"/>
      <text:p text:style-name="P38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client_encoding TO 'utf8';</text:span></text:span></text:p>
      <text:p text:style-name="P44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default_transaction_isolation TO 'read committed';</text:span></text:span></text:p>
      <text:p text:style-name="P44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timezone TO '</text:span></text:span><text:span text:style-name="Source_20_Text"><text:span text:style-name="T22">ROK</text:span></text:span><text:span text:style-name="Source_20_Text"><text:span text:style-name="T21">';</text:span></text:span></text:p>
      <text:p text:style-name="P19"/>
      <text:p text:style-name="P38"><text:span text:style-name="Source_20_Text"><text:span text:style-name="T21">GRANT ALL PRIVILEGES ON DATABASE </text:span></text:span><text:span text:style-name="Source_20_Text"><text:span text:style-name="T25">myproject</text:span></text:span><text:span text:style-name="Source_20_Text"><text:span text:style-name="T21"> TO </text:span></text:span><text:span text:style-name="Source_20_Text"><text:span text:style-name="T25">myprojectuser</text:span></text:span><text:span text:style-name="Source_20_Text"><text:span text:style-name="T21">;</text:span></text:span></text:p>
      <text:p text:style-name="P19"/>
      <text:p text:style-name="P25">데이터베이스 나가기:</text:p>
      <text:p text:style-name="P39"><text:span text:style-name="Source_20_Text"><text:span text:style-name="T21">\q</text:span></text:span></text:p>
      <text:p text:style-name="P25">exit</text:p>
      <text:p text:style-name="P25"/>
      <text:p text:style-name="P26">장고에서 PosgreSQL 사용할 수 있게 해주는 모듈 설치:</text:p>
      <text:p text:style-name="P40"><text:span text:style-name="Source_20_Text"><text:span text:style-name="T21"/></text:span></text:p>
      <text:p text:style-name="P40"><text:span text:style-name="Source_20_Text"><text:span text:style-name="T21">pipenv install psycopg2</text:span></text:span></text:p>
      <text:p text:style-name="P40"><text:span text:style-name="Source_20_Text"><text:span text:style-name="T21"/></text:span></text:p>
      <text:p text:style-name="P30">+) 혹시 dependecy 에러가 발생하면,</text:p>
      <text:p text:style-name="P41"><text:span text:style-name="Source_20_Text"><text:span text:style-name="T21">pipenv install --</text:span></text:span><text:span text:style-name="Source_20_Text"><text:span text:style-name="T23">skip-lock</text:span></text:span><text:span text:style-name="Source_20_Text"><text:span text:style-name="T21"> psycopg2</text:span></text:span></text:p>
      <text:p text:style-name="P41"><text:span text:style-name="Source_20_Text"><text:span text:style-name="T21"/></text:span></text:p>
      <text:p text:style-name="P27">settings.py 설정:</text:p>
      <text:p text:style-name="P27"/>
      <text:p text:style-name="P42"><text:span text:style-name="Source_20_Text"><text:span text:style-name="T21">DATABASES = {</text:span></text:span></text:p>
      <text:p text:style-name="P44"><text:span text:style-name="Source_20_Text"><text:span text:style-name="T24"><text:s text:c="4"/></text:span></text:span><text:span text:style-name="Source_20_Text"><text:span text:style-name="T21">'default': {</text:span></text:span></text:p>
      <text:p text:style-name="P44"><text:span text:style-name="Source_20_Text"><text:span text:style-name="T24"><text:s text:c="8"/></text:span></text:span><text:span text:style-name="Source_20_Text"><text:span text:style-name="T21">'ENGINE': 'django.db.backends.</text:span></text:span><text:span text:style-name="Source_20_Text"><text:span text:style-name="T25">postgresql_psycopg2</text:span></text:span><text:span text:style-name="Source_20_Text"><text:span text:style-name="T21">',</text:span></text:span></text:p>
      <text:p text:style-name="P44"><text:span text:style-name="Source_20_Text"><text:span text:style-name="T24"><text:s text:c="8"/></text:span></text:span><text:span text:style-name="Source_20_Text"><text:span text:style-name="T21">'NAME': '</text:span></text:span><text:span text:style-name="Source_20_Text"><text:span text:style-name="T25">myproject</text:span></text:span><text:span text:style-name="Source_20_Text"><text:span text:style-name="T21">',</text:span></text:span></text:p>
      <text:p text:style-name="P44"><text:span text:style-name="Source_20_Text"><text:span text:style-name="T24"><text:s text:c="8"/></text:span></text:span><text:span text:style-name="Source_20_Text"><text:span text:style-name="T21">'USER': '</text:span></text:span><text:span text:style-name="Source_20_Text"><text:span text:style-name="T25">myprojectuser</text:span></text:span><text:span text:style-name="Source_20_Text"><text:span text:style-name="T21">',</text:span></text:span></text:p>
      <text:p text:style-name="P44"><text:span text:style-name="Source_20_Text"><text:span text:style-name="T24"><text:s text:c="8"/></text:span></text:span><text:span text:style-name="Source_20_Text"><text:span text:style-name="T21">'PASSWORD': '</text:span></text:span><text:span text:style-name="Source_20_Text"><text:span text:style-name="T25">password</text:span></text:span><text:span text:style-name="Source_20_Text"><text:span text:style-name="T21">',</text:span></text:span></text:p>
      <text:p text:style-name="P44"><text:span text:style-name="Source_20_Text"><text:span text:style-name="T24"><text:s text:c="8"/></text:span></text:span><text:span text:style-name="Source_20_Text"><text:span text:style-name="T21">'HOST': 'localhost',</text:span></text:span></text:p>
      <text:p text:style-name="P44"><text:span text:style-name="Source_20_Text"><text:span text:style-name="T24"><text:s text:c="8"/></text:span></text:span><text:span text:style-name="Source_20_Text"><text:span text:style-name="T21">'PORT': '',</text:span></text:span></text:p>
      <text:p text:style-name="P44"><text:span text:style-name="Source_20_Text"><text:span text:style-name="T24"><text:s text:c="4"/></text:span></text:span><text:span text:style-name="Source_20_Text"><text:span text:style-name="T21">}</text:span></text:span></text:p>
      <text:p text:style-name="P44"><text:span text:style-name="Source_20_Text"><text:span text:style-name="T21">}</text:span></text:span></text:p>
      <text:p text:style-name="P27"/>
      <text:p text:style-name="P27"/>
      <text:p text:style-name="P28">+) MySQL 덤프 뜨는 법</text:p>
      <text:p text:style-name="P28"><text:a xlink:type="simple" xlink:href="http://www.qdata.co.kr/bo/bbs/board.php?bo_table=myt&amp;wr_id=54" text:style-name="Internet_20_link" text:visited-style-name="Visited_20_Internet_20_Link">http://www.qdata.co.kr/bo/bbs/board.php?bo_table=myt&amp;wr_id=54</text:a></text:p>
      <text:p text:style-name="P29"> <text:span text:style-name="T34">mysqldump -ukamkami -p mydatabase &gt; kamkami.pe.kr.sql </text:span></text:p>
      <text:p text:style-name="P27"/>
      <text:p text:style-name="P27"/>
      <text:p text:style-name="P27"/>
      <text:p text:style-name="P31"><text:soft-page-break/>2. <text:span text:style-name="T36">세팅 파일 버전 컨트롤</text:span></text:p>
      <text:p text:style-name="P32"><text:a xlink:type="simple" xlink:href="http://www.marinamele.com/taskbuster-django-tutorial/settings-different-environments-version-control" text:style-name="Internet_20_link" text:visited-style-name="Visited_20_Internet_20_Link"><text:span text:style-name="T27">http://www.marinamele.com/taskbuster-django-tutorial/settings-different-environments-version-contro</text:span></text:a><text:a xlink:type="simple" xlink:href="http://www.marinamele.com/taskbuster-django-tutorial/settings-different-environments-version-control" text:style-name="Internet_20_link" text:visited-style-name="Visited_20_Internet_20_Link">l</text:a><text:span text:style-name="T26"> </text:span></text:p>
      <text:p text:style-name="P45"/>
      <text:p text:style-name="P45"/>
      <text:p text:style-name="P46"/>
      <text:p text:style-name="P46"/>
      <text:p text:style-name="P54">위의 링크가 이 문제 외에도 도움이 많이 됨. 수준 높은 튜토리얼을 제공한다.</text:p>
      <text:p text:style-name="P46"/>
      <text:p text:style-name="P34"><text:span text:style-name="T27">세팅 파일이 여태까지 .</text:span><text:span text:style-name="T26">gitignore 에 있어서 버전 컨트롤 시스템에 포함되지 않았다. 그 이유는 다음과 같다.</text:span></text:p>
      <text:p text:style-name="P48">- 로컬과 프러덕션의 setting이 다르기 때문에 pull 할 때 오버라이드 된다.</text:p>
      <text:p text:style-name="P48">- settings.py 에는 공개되면 안되는 정보들이 많다. (물론, 여태까지는 private 에 push 했으니 문제는 되지 않았다.)</text:p>
      <text:p text:style-name="P48"/>
      <text:p text:style-name="P48">이를 해결하는 방법은 다음과 같다.</text:p>
      <text:p text:style-name="P48">- base.py 를 만들고 local.py production.py 를 각각 만들어 base 를 import 하고 커스터마이즈한다. 그리고 virtual environment 의 환경변수로 어떤 파일을 세팅으로 사용할 지 설정한다. (이건 물론 로컬, 서버 각각 설정해야한다.) 그리고 base.py, local.py, production.py 를 version control 한다.</text:p>
      <text:p text:style-name="P48"/>
      <text:p text:style-name="P48">여기까지는 문제가 없다. 문제는 아래에서 발생한다.</text:p>
      <text:p text:style-name="P48">- SECRET_KEY 와 DATABASE PASSWORD 같은 것들을 위와 같이 환경변수로 설정한다.</text:p>
      <text:p text:style-name="P49">Apache2 나 NGINX 에서 이 방법이 먹히지 않는다. 그들은 그들만의 환경 변수를 사용하기 때문이다. </text:p>
      <text:p text:style-name="P49"/>
      <text:p text:style-name="P35"><text:span text:style-name="T26">따라서 최선은 JSON 파일에 비밀스런 정보들을 저장하고 이를 .gitignore 에 올려놓아 Version control 에서 배제하는 것이다. (</text:span><text:span text:style-name="T28">Two Scoops of Django 에서 이 내용을 다룬다. 92페이지 참고)</text:span></text:p>
      <text:p text:style-name="P50"/>
      <text:p text:style-name="P50"/>
      <text:p text:style-name="P51">주의!</text:p>
      <text:p text:style-name="P51">세팅 파일을 분리할 때 주의할 사항이 있다. </text:p>
      <text:p text:style-name="P52"/>
      <text:p text:style-name="P3">BASE_DIR = os.path.dirname(os.path.dirname(os.path.abspath(<text:span text:style-name="T10">__file__</text:span>)))</text:p>
      <text:p text:style-name="P46"/>
      <text:p text:style-name="P32"><text:span text:style-name="T27">위의 코드가 수행하는 것은 ‘이 파일’이 있는 절대경로의 상위 폴더의 상위 폴더를 </text:span><text:span text:style-name="T29">BASE_DIR 로 설정한다. 문제는 우리가 </text:span><text:span text:style-name="T30">settings 폴더에 base.py 를 넣었기 때문에 상위 폴더의 상위 폴더의 상위 폴더로 BASE_DIR이 설정돼야 한다는 것이다. 따라서 아래와 같이 코드를 수정한다.</text:span></text:p>
      <text:p text:style-name="P46"/>
      <text:p text:style-name="P9"><text:span text:style-name="T32">BASE_DIR = os.path.dirname(os.path.dirname(os.path.dirname(os.path.abspath(</text:span><text:span text:style-name="T33">__file__</text:span><text:span text:style-name="T32">))))</text:span></text:p>
      <text:p text:style-name="P33"/>
      <text:p text:style-name="P55"><text:span text:style-name="T27">아파치가 </text:span><text:span text:style-name="T26">secret.json을 못 찾아서 실패로 돌아감. 어차피 personal repository 니까 </text:span><text:span text:style-name="T31">settings.py 파일은 따로 유지.</text:span></text:p>
      <text:p text:style-name="P55"><text:span text:style-name="T31"/></text:p>
      <text:p text:style-name="P56"><text:span text:style-name="T31">좋은 링크가 있음</text:span></text:p>
      <text:p text:style-name="P56"><text:span text:style-name="T31"/></text:p>
      <text:p text:style-name="P56"><text:a xlink:type="simple" xlink:href="https://dayone.me/20Tcz1k" text:style-name="Internet_20_link" text:visited-style-name="Visited_20_Internet_20_Link"><text:span text:style-name="T31">https://dayone.me/20Tcz1k</text:span></text:a></text:p>
      <text:p text:style-name="P56"><text:span text:style-name="T31"/></text:p>
      <text:p text:style-name="P47"/>
      <text:p text:style-name="P53">(2018/10/0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3:56:49.574318480</meta:creation-date>
    <meta:generator>LibreOffice/5.1.6.2$Linux_X86_64 LibreOffice_project/10m0$Build-2</meta:generator>
    <dc:date>2018-10-04T10:37:50.864654275</dc:date>
    <meta:editing-duration>PT11H2M14S</meta:editing-duration>
    <meta:editing-cycles>62</meta:editing-cycles>
    <meta:document-statistic meta:table-count="0" meta:image-count="0" meta:object-count="0" meta:page-count="6" meta:paragraph-count="156" meta:word-count="2450" meta:character-count="6508" meta:non-whitespace-character-count="5472"/>
  </office:meta>
</office:document-meta>
</file>